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507104866238" calcext:value-type="float">
            <text:p>99,65</text:p>
          </table:table-cell>
          <table:table-cell table:style-name="ce3" table:formula="of:=([.F2]/12597)*100" office:value-type="float" office:value="0.349289513376201" calcext:value-type="float">
            <text:p>0,35</text:p>
          </table:table-cell>
          <table:table-cell/>
          <table:table-cell table:style-name="ce4" table:formula="of:=[.E18]+[.H18]" office:value-type="float" office:value="12553" calcext:value-type="float">
            <text:p>12553</text:p>
          </table:table-cell>
          <table:table-cell table:formula="of:=12597-[.E2]" office:value-type="float" office:value="44" calcext:value-type="float">
            <text:p>44</text:p>
          </table:table-cell>
          <table:table-cell office:value-type="float" office:value="0.0122330188751" calcext:value-type="float">
            <text:p>0,0122330189</text:p>
          </table:table-cell>
          <table:table-cell office:value-type="float" office:value="20.7492158413" calcext:value-type="float">
            <text:p>20,749215841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427720885925" calcext:value-type="float">
            <text:p>99,64</text:p>
          </table:table-cell>
          <table:table-cell table:style-name="ce3" table:formula="of:=([.F3]/12597)*100" office:value-type="float" office:value="0.357227911407478" calcext:value-type="float">
            <text:p>0,36</text:p>
          </table:table-cell>
          <table:table-cell/>
          <table:table-cell table:style-name="ce4" table:formula="of:=[.E19]+[.H19]" office:value-type="float" office:value="12552" calcext:value-type="float">
            <text:p>12552</text:p>
          </table:table-cell>
          <table:table-cell table:formula="of:=12597-[.E3]" office:value-type="float" office:value="45" calcext:value-type="float">
            <text:p>45</text:p>
          </table:table-cell>
          <table:table-cell office:value-type="float" office:value="0.0117580890656" calcext:value-type="float">
            <text:p>0,0117580891</text:p>
          </table:table-cell>
          <table:table-cell office:value-type="float" office:value="20.8385460377" calcext:value-type="float">
            <text:p>20,838546037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300944669366" calcext:value-type="float">
            <text:p>99,73</text:p>
          </table:table-cell>
          <table:table-cell table:style-name="ce3" table:formula="of:=([.F4]/12597)*100" office:value-type="float" office:value="0.269905533063428" calcext:value-type="float">
            <text:p>0,27</text:p>
          </table:table-cell>
          <table:table-cell/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0.0119249820709" calcext:value-type="float">
            <text:p>0,0119249821</text:p>
          </table:table-cell>
          <table:table-cell office:value-type="float" office:value="20.7751379013" calcext:value-type="float">
            <text:p>20,775137901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062792728427" calcext:value-type="float">
            <text:p>99,71</text:p>
          </table:table-cell>
          <table:table-cell table:style-name="ce3" table:formula="of:=([.F5]/12597)*100" office:value-type="float" office:value="0.29372072715726" calcext:value-type="float">
            <text:p>0,29</text:p>
          </table:table-cell>
          <table:table-cell/>
          <table:table-cell table:style-name="ce4" table:formula="of:=[.E21]+[.H21]" office:value-type="float" office:value="12560" calcext:value-type="float">
            <text:p>12560</text:p>
          </table:table-cell>
          <table:table-cell table:formula="of:=12597-[.E5]" office:value-type="float" office:value="37" calcext:value-type="float">
            <text:p>37</text:p>
          </table:table-cell>
          <table:table-cell office:value-type="float" office:value="0.0113430023193" calcext:value-type="float">
            <text:p>0,0113430023</text:p>
          </table:table-cell>
          <table:table-cell office:value-type="float" office:value="20.7147800922" calcext:value-type="float">
            <text:p>20,714780092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507104866238" calcext:value-type="float">
            <text:p>99,65</text:p>
          </table:table-cell>
          <table:table-cell table:style-name="ce3" table:formula="of:=([.F6]/12597)*100" office:value-type="float" office:value="0.349289513376201" calcext:value-type="float">
            <text:p>0,35</text:p>
          </table:table-cell>
          <table:table-cell/>
          <table:table-cell table:style-name="ce4" table:formula="of:=[.E22]+[.H22]" office:value-type="float" office:value="12553" calcext:value-type="float">
            <text:p>12553</text:p>
          </table:table-cell>
          <table:table-cell table:formula="of:=12597-[.E6]" office:value-type="float" office:value="44" calcext:value-type="float">
            <text:p>44</text:p>
          </table:table-cell>
          <table:table-cell office:value-type="float" office:value="0.0121212005615" calcext:value-type="float">
            <text:p>0,0121212006</text:p>
          </table:table-cell>
          <table:table-cell office:value-type="float" office:value="20.7590939999" calcext:value-type="float">
            <text:p>20,759093999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062792728427" calcext:value-type="float">
            <text:p>99,71</text:p>
          </table:table-cell>
          <table:table-cell table:style-name="ce3" table:formula="of:=([.F7]/12597)*100" office:value-type="float" office:value="0.29372072715726" calcext:value-type="float">
            <text:p>0,29</text:p>
          </table:table-cell>
          <table:table-cell/>
          <table:table-cell table:style-name="ce4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0.0118200778961" calcext:value-type="float">
            <text:p>0,0118200779</text:p>
          </table:table-cell>
          <table:table-cell office:value-type="float" office:value="20.7209479809" calcext:value-type="float">
            <text:p>20,720947980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507104866238" calcext:value-type="float">
            <text:p>99,65</text:p>
          </table:table-cell>
          <table:table-cell table:style-name="ce3" table:formula="of:=([.F8]/12597)*100" office:value-type="float" office:value="0.349289513376201" calcext:value-type="float">
            <text:p>0,35</text:p>
          </table:table-cell>
          <table:table-cell/>
          <table:table-cell table:style-name="ce4" table:formula="of:=[.E24]+[.H24]" office:value-type="float" office:value="12553" calcext:value-type="float">
            <text:p>12553</text:p>
          </table:table-cell>
          <table:table-cell table:formula="of:=12597-[.E8]" office:value-type="float" office:value="44" calcext:value-type="float">
            <text:p>44</text:p>
          </table:table-cell>
          <table:table-cell office:value-type="float" office:value="0.011666059494" calcext:value-type="float">
            <text:p>0,0116660595</text:p>
          </table:table-cell>
          <table:table-cell office:value-type="float" office:value="20.7216458321" calcext:value-type="float">
            <text:p>20,721645832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/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0.0119440555573" calcext:value-type="float">
            <text:p>0,0119440556</text:p>
          </table:table-cell>
          <table:table-cell office:value-type="float" office:value="20.7072629929" calcext:value-type="float">
            <text:p>20,707262992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904024767802" calcext:value-type="float">
            <text:p>99,69</text:p>
          </table:table-cell>
          <table:table-cell table:style-name="ce3" table:formula="of:=([.F10]/12597)*100" office:value-type="float" office:value="0.309597523219814" calcext:value-type="float">
            <text:p>0,31</text:p>
          </table:table-cell>
          <table:table-cell/>
          <table:table-cell table:style-name="ce4" table:formula="of:=[.E26]+[.H26]" office:value-type="float" office:value="12558" calcext:value-type="float">
            <text:p>12558</text:p>
          </table:table-cell>
          <table:table-cell table:formula="of:=12597-[.E10]" office:value-type="float" office:value="39" calcext:value-type="float">
            <text:p>39</text:p>
          </table:table-cell>
          <table:table-cell office:value-type="float" office:value="0.011794090271" calcext:value-type="float">
            <text:p>0,0117940903</text:p>
          </table:table-cell>
          <table:table-cell office:value-type="float" office:value="20.6945791245" calcext:value-type="float">
            <text:p>20,694579124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83408748115" calcext:value-type="float">
            <text:p>99,70</text:p>
          </table:table-cell>
          <table:table-cell table:style-name="ce3" table:formula="of:=([.F11]/12597)*100" office:value-type="float" office:value="0.301659125188537" calcext:value-type="float">
            <text:p>0,30</text:p>
          </table:table-cell>
          <table:table-cell/>
          <table:table-cell table:style-name="ce4" table:formula="of:=[.E27]+[.H27]" office:value-type="float" office:value="12559" calcext:value-type="float">
            <text:p>12559</text:p>
          </table:table-cell>
          <table:table-cell table:formula="of:=12597-[.E11]" office:value-type="float" office:value="38" calcext:value-type="float">
            <text:p>38</text:p>
          </table:table-cell>
          <table:table-cell office:value-type="float" office:value="0.011736869812" calcext:value-type="float">
            <text:p>0,0117368698</text:p>
          </table:table-cell>
          <table:table-cell office:value-type="float" office:value="20.6962659359" calcext:value-type="float">
            <text:p>20,69626593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64332777646" calcext:value-type="float">
            <text:p>99,6864332778</text:p>
          </table:table-cell>
          <table:table-cell table:formula="of:=AVERAGE([.C2:.C11])" office:value-type="float" office:value="0.313566722235453" calcext:value-type="float">
            <text:p>0,313566722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5" calcext:value-type="float">
            <text:p>12557,5</text:p>
          </table:table-cell>
          <table:table-cell table:formula="of:=AVERAGE([.F2:.F11])" office:value-type="float" office:value="39.5" calcext:value-type="float">
            <text:p>39,5</text:p>
          </table:table-cell>
          <table:table-cell table:formula="of:=SUM([.G2:.G11])/10" office:value-type="float" office:value="0.01183414459228" calcext:value-type="float">
            <text:p>0,0118341446</text:p>
          </table:table-cell>
          <table:table-cell table:formula="of:=SUM([.H2:.H11])/10" office:value-type="float" office:value="20.73774757387" calcext:value-type="float">
            <text:p>20,737747573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4" calcext:value-type="float">
            <text:p>5843,4</text:p>
          </table:table-cell>
          <table:table-cell table:formula="of:=AVERAGE([.G18:.G27])" office:value-type="float" office:value="19.3" calcext:value-type="float">
            <text:p>19,3</text:p>
          </table:table-cell>
          <table:table-cell/>
          <table:table-cell office:value-type="float" office:value="5829" calcext:value-type="float">
            <text:p>58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724" calcext:value-type="float">
            <text:p>672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2" calcext:value-type="float">
            <text:p>20,2</text:p>
          </table:table-cell>
          <table:table-cell table:formula="of:=AVERAGE([.H18:.H27])" office:value-type="float" office:value="6714.1" calcext:value-type="float">
            <text:p>6714,1</text:p>
          </table:table-cell>
          <table:table-cell/>
          <table:table-cell office:value-type="float" office:value="5844" calcext:value-type="float">
            <text:p>584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708" calcext:value-type="float">
            <text:p>670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9" calcext:value-type="float">
            <text:p>577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784" calcext:value-type="float">
            <text:p>678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4" calcext:value-type="float">
            <text:p>5843,4</text:p>
          </table:table-cell>
          <table:table-cell table:number-columns-repeated="2"/>
          <table:table-cell office:value-type="float" office:value="5941" calcext:value-type="float">
            <text:p>594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619" calcext:value-type="float">
            <text:p>661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2" calcext:value-type="float">
            <text:p>20,2</text:p>
          </table:table-cell>
          <table:table-cell table:number-columns-repeated="2"/>
          <table:table-cell office:value-type="float" office:value="5869" calcext:value-type="float">
            <text:p>586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12597-SUM([.E22:.G22])" office:value-type="float" office:value="6684" calcext:value-type="float">
            <text:p>668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3" calcext:value-type="float">
            <text:p>19,3</text:p>
          </table:table-cell>
          <table:table-cell table:number-columns-repeated="2"/>
          <table:table-cell office:value-type="float" office:value="5891" calcext:value-type="float">
            <text:p>589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669" calcext:value-type="float">
            <text:p>666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1" calcext:value-type="float">
            <text:p>6714,1</text:p>
          </table:table-cell>
          <table:table-cell table:number-columns-repeated="2"/>
          <table:table-cell office:value-type="float" office:value="5812" calcext:value-type="float">
            <text:p>58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12597-SUM([.E24:.G24])" office:value-type="float" office:value="6741" calcext:value-type="float">
            <text:p>674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36" calcext:value-type="float">
            <text:p>573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12597-SUM([.E25:.G25])" office:value-type="float" office:value="6828" calcext:value-type="float">
            <text:p>68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2" calcext:value-type="float">
            <text:p>587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686" calcext:value-type="float">
            <text:p>668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1" calcext:value-type="float">
            <text:p>586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7:.G27])" office:value-type="float" office:value="6698" calcext:value-type="float">
            <text:p>669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64332777646" calcext:value-type="float">
            <text:p>0,9968643328</text:p>
          </table:table-cell>
          <table:table-cell table:number-columns-repeated="2"/>
          <table:table-cell table:formula="of:=SUM([.E18:.E27])/10" office:value-type="float" office:value="5843.4" calcext:value-type="float">
            <text:p>5843,4</text:p>
          </table:table-cell>
          <table:table-cell table:formula="of:=SUM([.F18:.F27])/10" office:value-type="float" office:value="20.2" calcext:value-type="float">
            <text:p>20,2</text:p>
          </table:table-cell>
          <table:table-cell table:formula="of:=SUM([.G18:.G27])/10" office:value-type="float" office:value="19.3" calcext:value-type="float">
            <text:p>19,3</text:p>
          </table:table-cell>
          <table:table-cell table:formula="of:=SUM([.H18:.H27])/10" office:value-type="float" office:value="6714.1" calcext:value-type="float">
            <text:p>671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3566722235453" calcext:value-type="float">
            <text:p>0,0031356672</text:p>
          </table:table-cell>
          <table:table-cell table:number-columns-repeated="2"/>
          <table:table-cell table:formula="of:=SUM([.E18:.E27])" office:value-type="float" office:value="58434" calcext:value-type="float">
            <text:p>58434</text:p>
          </table:table-cell>
          <table:table-cell table:formula="of:=SUM([.F18:.F27])" office:value-type="float" office:value="202" calcext:value-type="float">
            <text:p>202</text:p>
          </table:table-cell>
          <table:table-cell table:formula="of:=SUM([.G18:.G27])" office:value-type="float" office:value="193" calcext:value-type="float">
            <text:p>193</text:p>
          </table:table-cell>
          <table:table-cell table:formula="of:=SUM([.H18:.H27])" office:value-type="float" office:value="67141" calcext:value-type="float">
            <text:p>6714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08001432787" calcext:value-type="float">
            <text:p>0,996708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00430631246" calcext:value-type="float">
            <text:p>0,99700043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6:25.3026461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9S</meta:editing-duration>
    <meta:editing-cycles>7</meta:editing-cycles>
    <meta:generator>LibreOffice/5.1.6.2$Linux_X86_64 LibreOffice_project/10m0$Build-2</meta:generator>
    <dc:date>2018-01-24T00:07:22.246415192</dc:date>
    <meta:document-statistic meta:table-count="1" meta:cell-count="171" meta:object-count="0"/>
  </office:meta>
</office:document-meta>
</file>